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Hockey webshop</text:p>
      <text:p text:style-name="Standaard">Categories:</text:p>
      <text:p text:style-name="Standaard">Schoenen</text:p>
      <text:p text:style-name="Standaard">Sticks</text:p>
      <text:p text:style-name="Standaard">Bitjes</text:p>
      <text:p text:style-name="Standaard">Scheenbeschermers</text:p>
      <text:p text:style-name="Standaard">Hockeytass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8-04-17T07:44:00Z</meta:creation-date>
    <dc:date>2018-04-17T07:47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2" meta:character-count="80" meta:row-count="1" meta:non-whitespace-character-count="69"/>
  </office:meta>
</office:document-meta>
</file>